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B0000000758FB3255E3.jpg"/>
  <manifest:file-entry manifest:media-type="image/png" manifest:full-path="Pictures/1000000000000640000004B02C5236E4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2" draw:fill-image-width="100%" draw:fill-image-height="100%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6.121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ole-draw-aspect="1"/>
    </style:style>
    <style:style style:name="pr1" style:family="presentation" style:parent-style-name="Blue-notes">
      <style:graphic-properties draw:fill-color="#ffffff" draw:auto-grow-height="true" fo:min-height="13.365cm"/>
    </style:style>
    <style:style style:name="pr2" style:family="presentation" style:parent-style-name="Blue-title">
      <style:graphic-properties draw:fill-color="#ffffff" draw:auto-grow-height="true" fo:min-height="3.507cm"/>
    </style:style>
    <style:style style:name="pr3" style:family="presentation" style:parent-style-name="Blue-outline1">
      <style:graphic-properties draw:fill-color="#ffffff" draw:auto-grow-height="true" fo:min-height="15.681cm"/>
    </style:style>
    <style:style style:name="pr4" style:family="presentation" style:parent-style-name="Blue-outline1">
      <style:graphic-properties draw:fill-color="#ffffff" draw:auto-grow-height="true" fo:min-height="14.573cm"/>
    </style:style>
    <style:style style:name="pr5" style:family="presentation" style:parent-style-name="Blue-outline1">
      <style:graphic-properties draw:fill-color="#ffffff" draw:auto-grow-height="true" fo:min-height="14.333cm"/>
    </style:style>
    <style:style style:name="pr6" style:family="presentation" style:parent-style-name="Blue-notes">
      <style:graphic-properties draw:fill-color="#ffffff" fo:min-height="13.114cm"/>
    </style:style>
    <style:style style:name="pr7" style:family="presentation" style:parent-style-name="Blue-outline1">
      <style:graphic-properties draw:fill-color="#ffffff" draw:auto-grow-height="true" fo:min-height="13.86cm"/>
    </style:style>
    <style:style style:name="pr8" style:family="presentation" style:parent-style-name="Blue-title">
      <style:graphic-properties draw:fill-color="#ffffff" fo:min-height="3.25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ffffff" fo:font-family="'Arial Black'" style:font-pitch="variable" fo:font-size="32pt" style:font-size-asian="32pt" style:font-size-complex="3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1.2cm" fo:margin-right="0cm" fo:text-indent="-0.9cm"/>
      <style:text-properties fo:font-weight="bold" style:font-weight-asian="bold" style:font-weight-complex="bold"/>
    </style:style>
    <style:style style:name="P9" style:family="paragraph">
      <style:paragraph-properties fo:margin-left="0cm" fo:margin-right="0cm" fo:text-indent="0cm"/>
      <style:text-properties fo:font-family="'Liberation Mono'" style:font-family-generic="modern" style:font-pitch="fixed"/>
    </style:style>
    <style:style style:name="P10" style:family="paragraph">
      <style:paragraph-properties fo:text-align="center"/>
    </style:style>
    <style:style style:name="P11" style:family="paragraph">
      <style:paragraph-properties fo:margin-left="2.4cm" fo:margin-right="0cm" fo:text-indent="-0.8cm"/>
    </style:style>
    <style:style style:name="T1" style:family="text">
      <style:text-properties fo:color="#ffffff" fo:font-family="'Arial Black'" style:font-pitch="variable" fo:font-size="48pt" fo:text-shadow="1pt 1pt" style:font-size-asian="48pt" style:font-size-complex="48pt"/>
    </style:style>
    <style:style style:name="T2" style:family="text">
      <style:text-properties fo:color="#ffffff" fo:font-family="'Arial Black'" style:font-pitch="variable" fo:font-size="24pt" fo:text-shadow="1pt 1pt" style:font-size-asian="24pt" style:font-size-complex="24pt"/>
    </style:style>
    <style:style style:name="T3" style:family="text">
      <style:text-properties fo:color="#ffffff" fo:font-family="'Arial Black'" style:font-pitch="variable" fo:font-size="32pt" fo:text-shadow="1pt 1pt" style:font-size-asian="32pt" style:font-size-complex="3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style:text-underline-style="none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family="'Liberation Mono'" style:font-family-generic="modern" style:font-pitch="fixed" fo:font-size="24pt" fo:font-style="normal" style:font-size-asian="24pt" style:font-style-asian="normal" style:font-size-complex="24pt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0" style:family="text">
      <style:text-properties fo:font-family="'Liberation Mono'" style:font-family-generic="modern" style:font-pitch="fixed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font-family="'Liberation Mono'" style:font-family-generic="modern" style:font-pitch="fixed" fo:font-size="18pt" fo:font-style="normal" style:font-size-asian="18pt" style:font-style-asian="normal" style:font-size-complex="18pt" style:font-style-complex="normal"/>
    </style:style>
    <style:style style:name="T22" style:family="text">
      <style:text-properties fo:font-family="'Liberation Mono'" style:font-family-generic="modern" style:font-pitch="fixed" fo:font-size="18pt" fo:font-style="italic" style:font-size-asian="18pt" style:font-style-asian="italic" style:font-size-complex="18pt" style:font-style-complex="italic"/>
    </style:style>
    <style:style style:name="T23" style:family="text">
      <style:text-properties fo:font-family="'Liberation Mono'" style:font-family-generic="modern" style:font-pitch="fixed" fo:font-weight="bold" style:font-weight-asian="bold" style:font-weight-complex="bold"/>
    </style:style>
    <style:style style:name="T24" style:family="text">
      <style:text-properties fo:font-family="'Liberation Mono'" style:font-family-generic="modern" style:font-pitch="fixed"/>
    </style:style>
    <style:style style:name="T25" style:family="text">
      <style:text-properties fo:color="#0000ff" fo:font-family="'Liberation Mono'" style:font-family-generic="modern" style:font-pitch="fixed"/>
    </style:style>
    <style:style style:name="T26" style:family="text">
      <style:text-properties fo:color="#0000ff" fo:font-family="'Liberation Mono'" style:font-family-generic="modern" style:font-pitch="fixed" fo:font-weight="normal" style:font-weight-asian="normal" style:font-weight-complex="normal"/>
    </style:style>
    <style:style style:name="T27" style:family="text">
      <style:text-properties fo:font-family="'Liberation Mono'" style:font-family-generic="modern" style:font-pitch="fixed" fo:font-weight="normal" style:font-weight-asian="normal" style:font-weight-complex="normal"/>
    </style:style>
    <style:style style:name="T28" style:family="text">
      <style:text-properties fo:font-family="'Liberation Mono'" style:font-family-generic="modern" style:font-pitch="fixed" fo:font-size="26pt" style:font-size-asian="26pt" style:font-size-complex="26pt"/>
    </style:style>
    <style:style style:name="T29" style:family="text">
      <style:text-properties fo:font-family="'Liberation Mono'" style:font-family-generic="modern" style:font-pitch="fixed" fo:font-size="24pt" style:font-size-asian="24pt" style:font-size-complex="24pt"/>
    </style:style>
    <style:style style:name="T30" style:family="text">
      <style:text-properties fo:font-family="Arial" style:font-family-generic="swiss" style:font-pitch="variable" fo:font-size="32pt" style:font-size-asian="32pt" style:font-size-complex="32pt"/>
    </style:style>
    <style:style style:name="T31" style:family="text">
      <style:text-properties fo:font-size="32pt" style:font-size-asian="32pt" style:font-size-complex="32pt"/>
    </style:style>
    <style:style style:name="T32" style:family="text">
      <style:text-properties style:text-underline-style="none" fo:font-weight="normal" style:font-weight-asian="normal" style:font-weight-complex="normal"/>
    </style:style>
    <style:style style:name="T3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</office:automatic-styles>
  <office:body>
    <office:presentation>
      <draw:page draw:name="page1" draw:style-name="dp1" draw:master-page-name="Blue">
        <office:forms form:automatic-focus="false" form:apply-design-mode="false"/>
        <draw:frame draw:style-name="gr1" draw:text-style-name="P2" draw:layer="layout" svg:width="20.915cm" svg:height="5.429cm" svg:x="6.494cm" svg:y="13.337cm">
          <draw:text-box>
            <text:p text:style-name="P1"><text:span text:style-name="T1">Data Parallelism</text:span></text:p>
            <text:p text:style-name="P1"><text:span text:style-name="T2">and</text:span></text:p>
            <text:p text:style-name="P1"><text:span text:style-name="T3">Intel's Threading Building Block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" presentation:presentation-page-layout-name="AL1T1">
        <office:forms form:automatic-focus="false" form:apply-design-mode="false"/>
        <draw:frame presentation:style-name="pr2" draw:text-style-name="P4" draw:layer="layout" svg:width="25.199cm" svg:height="3.507cm" svg:x="1.301cm" svg:y="0cm" presentation:class="title">
          <draw:text-box>
            <text:p text:style-name="P4">Data Parallel</text:p>
          </draw:text-box>
        </draw:frame>
        <draw:frame presentation:style-name="pr3" draw:text-style-name="P5" draw:layer="layout" svg:width="25.737cm" svg:height="15.681cm" svg:x="1.136cm" svg:y="4.576cm" presentation:class="outline" presentation:user-transformed="true">
          <draw:text-box>
            <text:list text:style-name="L2">
              <text:list-item>
                <text:p text:style-name="P5">The data-parallel paradigm (DP) expresses work-sharing by doing exactly the same thing to (potentially) large collections of data</text:p>
              </text:list-item>
            </text:list>
            <text:list text:style-name="L2">
              <text:list-item>
                <text:p text:style-name="P5">Worker sub-processes <text:span text:style-name="T4">cannot communicate</text:span></text:p>
              </text:list-item>
            </text:list>
            <text:list text:style-name="L2">
              <text:list-item>
                <text:p text:style-name="P5"><text:span text:style-name="T5">Motivation:</text:span> low-level thread coding can shorten your life span</text:p>
              </text:list-item>
            </text:list>
            <text:list text:style-name="L2">
              <text:list-item>
                <text:p text:style-name="P5">Define the data domain (<text:span text:style-name="T6">where</text:span>), <text:span text:style-name="T7">the operation</text:span> to do with that data (<text:span text:style-name="T4">what</text:span>), and you're <text:span text:style-name="T8">done</text:span><text:span text:style-name="T9">!</text:span></text:p>
              </text:list-item>
            </text:list>
            <text:list text:style-name="L2">
              <text:list-item>
                <text:p text:style-name="P5"><text:span text:style-name="T5">Key Insight: </text:span><text:span text:style-name="T10">someone else decides </text:span><text:span text:style-name="T11">the </text:span><text:span text:style-name="T12">how</text:span><text:span text:style-name="T11"> (splitting up the range onto different worker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">
        <office:forms form:automatic-focus="false" form:apply-design-mode="false"/>
        <draw:frame presentation:style-name="pr2" draw:text-style-name="P4" draw:layer="layout" svg:width="25.199cm" svg:height="3.507cm" svg:x="1.301cm" svg:y="0cm" presentation:class="title" presentation:user-transformed="true">
          <draw:text-box>
            <text:p text:style-name="P4">Iteration and Reduction</text:p>
          </draw:text-box>
        </draw:frame>
        <draw:frame presentation:style-name="pr4" draw:text-style-name="P5" draw:layer="layout" svg:width="25.561cm" svg:height="15.939cm" svg:x="1.038cm" svg:y="4.057cm" presentation:class="outline" presentation:user-transformed="true">
          <draw:text-box>
            <text:list text:style-name="L2">
              <text:list-item>
                <text:p text:style-name="P5"><text:span text:style-name="T5">Iteration</text:span><text:span text:style-name="T10"> says, do something (identical) for each piece of data.</text:span></text:p>
              </text:list-item>
            </text:list>
            <text:list text:style-name="L2">
              <text:list-item>
                <text:p text:style-name="P5"><text:span text:style-name="T5">Reduction </text:span><text:span text:style-name="T10">says, compute some </text:span><text:span text:style-name="T13">value</text:span><text:span text:style-name="T10"> based on all of the inputs.</text:span></text:p>
              </text:list-item>
            </text:list>
            <text:list text:style-name="L2">
              <text:list-item>
                <text:p text:style-name="P5">Notice that iteration is the special case<text:span text:style-name="T14"> of reduction where the output value is simply thrown away. No need for </text:span><text:span text:style-name="T15">Object::join(&amp;other)</text:span><text:span text:style-name="T14">.</text:span></text:p>
              </text:list-item>
            </text:list>
            <text:list text:style-name="L2">
              <text:list-item>
                <text:p text:style-name="P5"><text:span text:style-name="T16">Examples: </text:span><text:span text:style-name="T11">raytracer vs. minimum value.</text:span></text:p>
              </text:list-item>
            </text:list>
            <text:list text:style-name="L2">
              <text:list-item>
                <text:p text:style-name="P5"><text:span text:style-name="T14">Note that divide-and-conquer algorithms are </text:span><text:span text:style-name="T8">not</text:span><text:span text:style-name="T14"> necessarily a good fit for DP. These are good candidates for task-based parallelism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" presentation:presentation-page-layout-name="AL1T1">
        <office:forms form:automatic-focus="false" form:apply-design-mode="false"/>
        <draw:frame presentation:style-name="pr2" draw:text-style-name="P4" draw:layer="layout" svg:width="25.199cm" svg:height="3.507cm" svg:x="1.301cm" svg:y="0cm" presentation:class="title">
          <draw:text-box>
            <text:p text:style-name="P4">What's Happening</text:p>
          </draw:text-box>
        </draw:frame>
        <draw:frame presentation:style-name="pr5" draw:text-style-name="P8" draw:layer="layout" svg:width="25.932cm" svg:height="15.705cm" svg:x="0.974cm" svg:y="4.135cm" presentation:class="outline" presentation:user-transformed="true">
          <draw:text-box>
            <text:list text:style-name="L2">
              <text:list-item>
                <text:p text:style-name="P5"><text:span text:style-name="T5">Question: </text:span><text:span text:style-name="T10">can every parallelisable problem be expressed with the DP paradigm?</text:span></text:p>
              </text:list-item>
            </text:list>
            <text:list text:style-name="L2">
              <text:list-item>
                <text:p text:style-name="P5"><text:span text:style-name="T5">Answer: </text:span><text:span text:style-name="T10">if all of the ”Cowichan” problems can be expressed with it, there is a good possibility that DP has real-world applicability</text:span></text:p>
              </text:list-item>
            </text:list>
            <text:list text:style-name="L2">
              <text:list-item>
                <text:p text:style-name="P5"><text:span text:style-name="T10">We'll use Intel's </text:span><text:span text:style-name="T5">Threading Building Blocks</text:span><text:span text:style-name="T10"> (TBB), which has the STL-like methods </text:span><text:span text:style-name="T12">parallel_for</text:span><text:span text:style-name="T11">,</text:span><text:span text:style-name="T10"> </text:span><text:span text:style-name="T12">parallel_reduce</text:span><text:span text:style-name="T10">, and </text:span><text:span text:style-name="T12">parallel_sort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10">TBB also defines some </text:span><text:span text:style-name="T17">concurrent types</text:span><text:span text:style-name="T18">, objects that can be accessed by different threads simultaneously while maintaining correctnes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18">We generally do not need to use these for D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" presentation:presentation-page-layout-name="AL2T3">
        <office:forms form:automatic-focus="false" form:apply-design-mode="false"/>
        <draw:frame presentation:style-name="pr2" draw:text-style-name="P4" draw:layer="layout" svg:width="25.199cm" svg:height="3.507cm" svg:x="1.301cm" svg:y="0cm" presentation:class="title">
          <draw:text-box>
            <text:p text:style-name="P4">Game of Life (TBB)</text:p>
          </draw:text-box>
        </draw:frame>
        <draw:frame presentation:style-name="pr7" draw:text-style-name="P5" draw:layer="layout" svg:width="12.296cm" svg:height="14.881cm" svg:x="1.204cm" svg:y="4.619cm" presentation:class="outline" presentation:user-transformed="true">
          <draw:text-box>
            <text:list text:style-name="L2">
              <text:list-item>
                <text:p text:style-name="P5">For each cell, want to compute whether or not it is alive in the next iteration.</text:p>
              </text:list-item>
            </text:list>
            <text:list text:style-name="L2">
              <text:list-item>
                <text:p text:style-name="P5">Note that while this uses multiple <text:span text:style-name="T4">inputs</text:span><text:span text:style-name="T14"> per </text:span><text:span text:style-name="T4">output</text:span><text:span text:style-name="T14">, our sub-processes still </text:span><text:span text:style-name="T19">do not need communication</text:span><text:span text:style-name="T14">.</text:span></text:p>
              </text:list-item>
            </text:list>
            <text:list text:style-name="L2">
              <text:list-item>
                <text:p text:style-name="P5"><text:span text:style-name="T14">Ping-pong technique.</text:span></text:p>
              </text:list-item>
            </text:list>
            <text:list text:style-name="L2">
              <text:list-item>
                <text:p text:style-name="P5"><text:span text:style-name="T20">task_scheduler_init</text:span><text:span text:style-name="T21"> init(</text:span><text:span text:style-name="T22">n</text:span><text:span text:style-name="T21">);</text:span></text:p>
              </text:list-item>
            </text:list>
          </draw:text-box>
        </draw:frame>
        <draw:frame draw:style-name="gr3" draw:text-style-name="P9" draw:layer="layout" svg:width="12.5cm" svg:height="16.371cm" svg:x="14.5cm" svg:y="4cm">
          <draw:text-box>
            <text:p text:style-name="P4"><text:span text:style-name="T23">parallel_for</text:span><text:span text:style-name="T24">(</text:span></text:p>
            <text:p text:style-name="P4"><text:span text:style-name="T23">blocked_range2d</text:span><text:span text:style-name="T24">&lt;</text:span><text:span text:style-name="T25">size_t</text:span><text:span text:style-name="T24">,</text:span><text:span text:style-name="T25">size_t</text:span><text:span text:style-name="T24">&gt;</text:span></text:p>
            <text:p text:style-name="P4"><text:span text:style-name="T24">(0, BOARD_SIZE, 0, BOARD_SIZE),</text:span></text:p>
            <text:p text:style-name="P4"><text:span text:style-name="T24">myGame, </text:span><text:span text:style-name="T23">auto_partitioner</text:span><text:span text:style-name="T24">());</text:span></text:p>
            <text:p text:style-name="P4"><text:span text:style-name="T24">...</text:span></text:p>
            <text:p text:style-name="P4"><text:span text:style-name="T25">void</text:span><text:span text:style-name="T24"> Game::operator()(</text:span><text:span text:style-name="T25">const</text:span><text:span text:style-name="T24"> <text:s text:c="3"/></text:span><text:span text:style-name="T23">blocked_range2d</text:span><text:span text:style-name="T24">&lt;</text:span><text:span text:style-name="T25">size_t</text:span><text:span text:style-name="T24">,</text:span><text:span text:style-name="T25">size_t</text:span><text:span text:style-name="T24">&gt;&amp; range) </text:span><text:span text:style-name="T25">const</text:span><text:span text:style-name="T24"> {</text:span></text:p>
            <text:p text:style-name="P4"><text:span text:style-name="T24"/></text:p>
            <text:p text:style-name="P4"><text:span text:style-name="T24"><text:s text:c="2"/></text:span><text:span text:style-name="T24">for (y in range.</text:span><text:span text:style-name="T23">rows</text:span><text:span text:style-name="T24">())</text:span></text:p>
            <text:p text:style-name="P4"><text:span text:style-name="T24"><text:s text:c="4"/></text:span><text:span text:style-name="T24">for (x in range.</text:span><text:span text:style-name="T23">cols</text:span><text:span text:style-name="T24">()) {</text:span></text:p>
            <text:p text:style-name="P4"><text:span text:style-name="T24"><text:s text:c="6"/></text:span><text:span text:style-name="T26">int</text:span><text:span text:style-name="T24"> peers =</text:span></text:p>
            <text:p text:style-name="P4"><text:span text:style-name="T24"><text:s text:c="8"/></text:span><text:span text:style-name="T24">sumNeighbours(x, y);</text:span></text:p>
            <text:p text:style-name="P4"><text:span text:style-name="T24"><text:s text:c="6"/></text:span><text:span text:style-name="T24">if (peers&lt;</text:span><text:span text:style-name="T27">2 </text:span><text:span text:style-name="T24">|| peers&gt;</text:span><text:span text:style-name="T27">3</text:span><text:span text:style-name="T24">)</text:span></text:p>
            <text:p text:style-name="P4"><text:span text:style-name="T24"><text:s text:c="8"/></text:span><text:span text:style-name="T24">(*second)[y][x] = </text:span><text:span text:style-name="T27">0</text:span><text:span text:style-name="T24">;</text:span></text:p>
            <text:p text:style-name="P4"><text:span text:style-name="T24"><text:s text:c="6"/></text:span><text:span text:style-name="T24">elif (peers == </text:span><text:span text:style-name="T27">3</text:span><text:span text:style-name="T24">)</text:span></text:p>
            <text:p text:style-name="P4"><text:span text:style-name="T24"><text:s text:c="8"/></text:span><text:span text:style-name="T24">(*second)[y][x] = </text:span><text:span text:style-name="T27">1</text:span><text:span text:style-name="T24">;</text:span></text:p>
            <text:p text:style-name="P4"><text:span text:style-name="T24"><text:s text:c="6"/></text:span><text:span text:style-name="T24">else</text:span></text:p>
            <text:p text:style-name="P4"><text:span text:style-name="T24"><text:s text:c="8"/></text:span><text:span text:style-name="T24">(*second)[y][x] =</text:span><text:span text:style-name="T24"><text:line-break/></text:span><text:span text:style-name="T24"> <text:s text:c="9"/>(*first)[y][x];</text:span></text:p>
            <text:p text:style-name="P4"><text:span text:style-name="T24"><text:s text:c="4"/></text:span><text:span text:style-name="T24">}</text:span></text:p>
            <text:p text:style-name="P4"><text:span text:style-name="T24">}</text:span></text:p>
          </draw:text-box>
        </draw:frame>
        <draw:line draw:style-name="gr4" draw:text-style-name="P10" draw:layer="layout" svg:x1="14cm" svg:y1="4cm" svg:x2="14cm" svg:y2="20cm">
          <text:p text:style-name="P4"/>
        </draw:lin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" presentation:presentation-page-layout-name="AL2T3">
        <office:forms form:automatic-focus="false" form:apply-design-mode="false"/>
        <draw:frame presentation:style-name="pr8" draw:text-style-name="P4" draw:layer="layout" svg:width="25.199cm" svg:height="3.256cm" svg:x="1.301cm" svg:y="0.125cm" presentation:class="title">
          <draw:text-box>
            <text:p text:style-name="P4">Game of Life (TBB) Results</text:p>
          </draw:text-box>
        </draw:frame>
        <draw:frame draw:style-name="gr5" draw:layer="layout" svg:width="13cm" svg:height="17cm" svg:x="0.5cm" svg:y="3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14.5cm" svg:height="16.608cm" svg:x="13cm" svg:y="3.629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" presentation:presentation-page-layout-name="AL1T1">
        <office:forms form:automatic-focus="false" form:apply-design-mode="false"/>
        <draw:frame presentation:style-name="pr2" draw:text-style-name="P4" draw:layer="layout" svg:width="25.199cm" svg:height="3.507cm" svg:x="1.301cm" svg:y="0cm" presentation:class="title" presentation:user-transformed="true">
          <draw:text-box>
            <text:p text:style-name="P4">DP/TBB Conclusions</text:p>
          </draw:text-box>
        </draw:frame>
        <draw:frame presentation:style-name="pr7" draw:text-style-name="P5" draw:layer="layout" svg:width="25.199cm" svg:height="14.865cm" svg:x="1.5cm" svg:y="4.559cm" presentation:class="outline" presentation:user-transformed="true">
          <draw:text-box>
            <text:list text:style-name="L2">
              <text:list-item>
                <text:p text:style-name="P5">TBB is handy because its <text:span text:style-name="T5">iteration spaces</text:span> (<text:span text:style-name="T28">range</text:span>, <text:span text:style-name="T29">range2d</text:span><text:span text:style-name="T30">, ...</text:span><text:span text:style-name="T31">) are specifically designed to optimise processor cache locality</text:span></text:p>
              </text:list-item>
            </text:list>
            <text:list text:style-name="L2">
              <text:list-item>
                <text:list>
                  <text:list-item>
                    <text:p text:style-name="P11">New processors (i7) moving toward combined cache for all cores which will make many (and especially naive) parallel programs run faster</text:p>
                  </text:list-item>
                </text:list>
              </text:list-item>
            </text:list>
            <text:list text:style-name="L2">
              <text:list-item>
                <text:p text:style-name="P5">DP is natural to the mind and gives very good parallel speed-up compared to theoretical limits</text:p>
              </text:list-item>
            </text:list>
            <text:list text:style-name="L2">
              <text:list-item>
                <text:p text:style-name="P5"><text:span text:style-name="T5">Pitfall: </text:span><text:span text:style-name="T32">must</text:span> compare DP against <text:span text:style-name="T33">good serial implementation</text:span>; translation to the DP paradigm might be destroying your throughpu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itmape_20_2" draw:display-name="Bitmape 2" xlink:href="Pictures/1000000000000B0000000758FB3255E3.jp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7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Blue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7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Cameron Gorrie</meta:initial-creator>
    <meta:creation-date>2009-02-20T12:09:43</meta:creation-date>
    <dc:creator>Cameron Gorrie</dc:creator>
    <dc:date>2009-02-21T14:43:59</dc:date>
    <dc:language>fi-FI</dc:language>
    <meta:editing-cycles>84</meta:editing-cycles>
    <meta:editing-duration>PT3H45M13S</meta:editing-duration>
    <meta:template xlink:type="simple" xlink:actuate="onRequest" xlink:href="/usr/lib/openoffice/share/template/en-US/presnt/Blue.otp" meta:date="2009-02-20T12:09:41"/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7.149974822998pt" style:font-size-asian="17.149974822998pt" style:font-size-complex="17.149974822998pt"/>
    </style:style>
    <style:style style:name="ch3" style:family="chart">
      <style:chart-properties chart:interpolation="cubic-spline" chart:symbol-type="automatic" chart:connect-bars="false" chart:spline-order="3" chart:series-source="rows" chart:sort-by-x-values="false" chart:right-angled-axes="true"/>
    </style:style>
    <style:style style:name="ch4" style:family="chart" style:data-style-name="N1">
      <style:chart-properties chart:display-label="true" chart:logarithmic="tru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11.8730592727661pt" style:font-size-asian="11.8730592727661pt" style:font-size-complex="11.8730592727661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11.8730592727661pt" style:font-size-asian="11.8730592727661pt" style:font-size-complex="11.8730592727661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gradient" draw:fill-color="#e6e6e6" draw:fill-gradient-name="Linear_20_yellow_2f_brown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3.001cm" svg:height="17.001cm" chart:class="chart:scatter" chart:style-name="ch1">
        <chart:title svg:x="0.962cm" svg:y="0.367cm" chart:style-name="ch2">
          <text:p>Speed: Two Threads wrt. One Thread</text:p>
        </chart:title>
        <chart:plot-area chart:style-name="ch3" chart:data-source-has-labels="both" svg:x="0.039cm" svg:y="1.586cm" svg:width="12.485cm" svg:height="15.019cm">
          <chart:axis chart:dimension="x" chart:name="primary-x" chart:style-name="ch4">
            <chart:title svg:x="5.617cm" svg:y="16.104cm" chart:style-name="ch5">
              <text:p>Board Size</text:p>
            </chart:title>
            <chart:categories table:cell-range-address="local-table.$B$1:.$G$1"/>
          </chart:axis>
          <chart:axis chart:dimension="y" chart:name="primary-y" chart:style-name="ch6">
            <chart:title svg:x="0.048cm" svg:y="9.729cm" chart:style-name="ch7">
              <text:p>Speed-up</text:p>
            </chart:title>
            <chart:grid chart:style-name="ch8" chart:class="major"/>
          </chart:axis>
          <chart:series chart:style-name="ch9" chart:values-cell-range-address="local-table.$B$3:.$G$3" chart:label-cell-address="local-table.$A$3" chart:class="chart:scatter">
            <chart:domain table:cell-range-address="local-table.$B$2:.$G$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160">
                <text:p>160</text:p>
              </table:table-cell>
              <table:table-cell office:value-type="float" office:value="320">
                <text:p>32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Speedup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1.51851851851852">
                <text:p>1.51851851851852</text:p>
              </table:table-cell>
              <table:table-cell office:value-type="float" office:value="1.67">
                <text:p>1.67</text:p>
              </table:table-cell>
              <table:table-cell office:value-type="float" office:value="1.6474358974359">
                <text:p>1.6474358974359</text:p>
              </table:table-cell>
              <table:table-cell office:value-type="float" office:value="1.69773462783172">
                <text:p>1.69773462783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1">
      <number:number number:decimal-places="0" number:min-integer-digits="1"/>
    </number:number-style>
    <number:time-style style:name="N45"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 svg:stroke-width="0cm" svg:stroke-color="#000000" svg:stroke-opacity="100%" draw:stroke-linejoin="none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22pt" style:font-size-asian="9.80000019073486pt" style:font-size-complex="9.80000019073486pt"/>
    </style:style>
    <style:style style:name="ch3" style:family="chart">
      <style:graphic-properties draw:stroke="none" svg:stroke-color="#b3b3b3" draw:fill="none" draw:fill-color="#e6e6e6"/>
      <style:text-properties fo:font-family="Arial" style:font-style-name="Normal" fo:font-size="12pt" style:font-size-asian="6pt" style:font-size-complex="6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7.88597393035889pt" style:font-size-asian="7.88597393035889pt" style:font-size-complex="7.88597393035889pt"/>
    </style:style>
    <style:style style:name="ch6" style:family="chart">
      <style:text-properties fo:font-family="Arial" style:font-style-name="Normal" fo:font-size="12pt" style:font-size-asian="6.69999980926514pt" style:font-size-complex="6.69999980926514pt"/>
    </style:style>
    <style:style style:name="ch7" style:family="chart" style:data-style-name="N45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7.88597393035889pt" style:font-size-asian="7.88597393035889pt" style:font-size-complex="7.88597393035889pt"/>
    </style:style>
    <style:style style:name="ch8" style:family="chart">
      <style:chart-properties style:rotation-angle="90"/>
      <style:text-properties fo:font-size="6.77300310134888pt" style:font-size-asian="6.77300310134888pt" style:font-size-complex="6.77300310134888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5.91448068618774pt" style:font-size-asian="5.91448068618774pt" style:font-size-complex="5.91448068618774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5.91448068618774pt" style:font-size-asian="5.91448068618774pt" style:font-size-complex="5.91448068618774pt"/>
    </style:style>
    <style:style style:name="ch12" style:family="chart">
      <style:graphic-properties draw:stroke="solid" svg:stroke-color="#b3b3b3" draw:fill="gradient" draw:fill-color="#e6e6e6" draw:fill-gradient-name="Linear_20_yellow_2f_brown" draw:gradient-step-count="64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4.501cm" svg:height="16.609cm" chart:class="chart:scatter" chart:style-name="ch1">
        <chart:title svg:x="5.235cm" svg:y="0.098cm" chart:style-name="ch2">
          <text:p>Execution Time</text:p>
        </chart:title>
        <chart:legend chart:legend-position="end" svg:x="2.397cm" svg:y="1.639cm" chart:style-name="ch3"/>
        <chart:plot-area chart:style-name="ch4" chart:data-source-has-labels="both" svg:x="0.287cm" svg:y="1.273cm" svg:width="13.965cm" svg:height="14.991cm">
          <chart:axis chart:dimension="x" chart:name="primary-x" chart:style-name="ch5">
            <chart:title svg:x="6.433cm" svg:y="15.994cm" chart:style-name="ch6">
              <text:p>Board Size</text:p>
            </chart:title>
            <chart:categories table:cell-range-address="local-table.$B$1:.$G$1"/>
          </chart:axis>
          <chart:axis chart:dimension="y" chart:name="primary-y" chart:style-name="ch7">
            <chart:title svg:x="0.149cm" svg:y="10.027cm" chart:style-name="ch8">
              <text:p>Time (MM:SS.00)</text:p>
            </chart:title>
            <chart:grid chart:style-name="ch9" chart:class="major"/>
          </chart:axis>
          <chart:series chart:style-name="ch10" chart:values-cell-range-address="local-table.$B$3:.$G$3" chart:label-cell-address="local-table.$A$3" chart:class="chart:scatter">
            <chart:domain table:cell-range-address="local-table.$B$2:.$G$2"/>
            <chart:data-point chart:repeated="6"/>
          </chart:series>
          <chart:series chart:style-name="ch11" chart:values-cell-range-address="local-table.$B$4:.$G$4" chart:label-cell-address="local-table.$A$4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160">
                <text:p>160</text:p>
              </table:table-cell>
              <table:table-cell office:value-type="float" office:value="320">
                <text:p>32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Single Thread</text:p>
              </table:table-cell>
              <table:table-cell office:value-type="float" office:value="0.000000694444444444445">
                <text:p>0.000000694444444444445</text:p>
              </table:table-cell>
              <table:table-cell office:value-type="float" office:value="0.0000025462962962963">
                <text:p>0.0000025462962962963</text:p>
              </table:table-cell>
              <table:table-cell office:value-type="float" office:value="0.00000949074074074074">
                <text:p>0.00000949074074074074</text:p>
              </table:table-cell>
              <table:table-cell office:value-type="float" office:value="0.0000386574074074074">
                <text:p>0.0000386574074074074</text:p>
              </table:table-cell>
              <table:table-cell office:value-type="float" office:value="0.000148726851851852">
                <text:p>0.000148726851851852</text:p>
              </table:table-cell>
              <table:table-cell office:value-type="float" office:value="0.000607175925925926">
                <text:p>0.000607175925925926</text:p>
              </table:table-cell>
            </table:table-row>
            <table:table-row>
              <table:table-cell office:value-type="string">
                <text:p>Two Threads</text:p>
              </table:table-cell>
              <table:table-cell office:value-type="float" office:value="0.000000810185185185185">
                <text:p>0.000000810185185185185</text:p>
              </table:table-cell>
              <table:table-cell office:value-type="float" office:value="0.00000173611111111111">
                <text:p>0.00000173611111111111</text:p>
              </table:table-cell>
              <table:table-cell office:value-type="float" office:value="0.00000625">
                <text:p>0.00000625</text:p>
              </table:table-cell>
              <table:table-cell office:value-type="float" office:value="0.0000231481481481481">
                <text:p>0.0000231481481481481</text:p>
              </table:table-cell>
              <table:table-cell office:value-type="float" office:value="0.0000902777777777778">
                <text:p>0.0000902777777777778</text:p>
              </table:table-cell>
              <table:table-cell office:value-type="float" office:value="0.000357638888888889">
                <text:p>0.0003576388888888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</office:styles>
</office:document-styles>
</file>